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Standardskriftforavsnitt" style:family="text">
      <style:text-properties style:text-position="super 63.6%"/>
    </style:style>
    <style:style style:name="P3" style:parent-style-name="Normal" style:family="paragraph">
      <style:text-properties style:font-name="Calibri" style:font-name-complex="Calibri"/>
    </style:style>
    <style:style style:name="T4" style:parent-style-name="Standardskriftforavsnitt" style:family="text">
      <style:text-properties style:font-name="Calibri" style:font-name-complex="Calibri"/>
    </style:style>
    <style:style style:name="T5" style:parent-style-name="Standardskriftforavsnitt" style:family="text">
      <style:text-properties style:font-name="Calibri" style:font-name-complex="Calibri" fo:color="#000000" fo:background-color="#FFFFFF"/>
    </style:style>
    <style:style style:name="T6" style:parent-style-name="Standardskriftforavsnitt" style:family="text">
      <style:text-properties style:font-name="Calibri" style:font-name-complex="Calibri" fo:color="#000000" fo:background-color="#FFFFFF"/>
    </style:style>
    <style:style style:name="T7" style:parent-style-name="Utheving" style:family="text">
      <style:text-properties style:font-name="Calibri" style:font-name-complex="Calibri" fo:color="#000000" fo:background-color="#FFFFFF"/>
    </style:style>
    <style:style style:name="T8" style:parent-style-name="Hyperkobling" style:family="text">
      <style:text-properties style:font-name="Calibri" style:font-name-complex="Calibri"/>
    </style:style>
  </office:automatic-styles>
  <office:body>
    <office:text text:use-soft-page-breaks="true">
      <text:p text:style-name="P1">Exphil<text:s/>del-opg 1, definisjoner</text:p>
      <text:p text:style-name="Normal">Definisjoner er noe vi bruker hele tiden, men hva er egentlig definisjon? En definisjon er avgjørende for at folk skal kunne kommunisere sammen på en klar måte. Det er en redegjørende setning som avklarer betydningen til et uttrykk, ved hjelp av betingelser. Vi har nødvendige betingelser og tilstrekkelige betingelser. Nødvendige betingelser er betingelser man er nødt til å ha, for eksempel i eksempelet «en elev – person som går på skole» da er man nødt til være en person og man må i tillegg gå på skole, det er de to nødvendige betingelsene, og er man en person som går på skole, er det tilstrekkelig nok til å<text:s/>kunne regnes som en elev.</text:p>
      <text:p text:style-name="Normal">Vi har<text:s/>ulike typer<text:s/>definisjoner, deskriptive definisjoner beskriver hvordan et uttrykk faktisk brukes av en gruppe,<text:s/>og en deskriptiv definisjon er enten sann eller usann. Mens normative definisjoner sier noe og hvordan et uttrykk brukes i en sammenheng, de kan ofte være forskjellige fra dagligtalen og er ikke usann eller sann, men bare mer eller mindre praktiske. Og er mer enn erklæring i hvordan definisjonen best skal forstår i en sammenheng.<text:s/></text:p>
      <text:p text:style-name="Normal">Grunnen til at vi har definisjoner er mange, hadde vi ikke hatt det hadde det vært vanskelig å kommunisere med hverandre å vite om dere egentlig var uenige eller enige. Ta for eksempel at noen diskuterer om du og en medarbeider jobber på en butikk med du tjener mindre, så du sier<text:s/>ifra til sjefen din og sier at det ikke er likestilling fordi dere ikke tjener samme, men sjefen din er helt uenig og mener fortsatt at det er likestilling.<text:s/>Da<text:s/>kan det hende at konflikten handler om at dere har ulike definisjoner på<text:s/>ordet «Likestilling».<text:s/></text:p>
      <text:p text:style-name="Normal">En av grunnene til<text:s/>at vi har definisjoner,<text:s/>er fordi<text:s/>at<text:s/>konfliktene<text:s/>ofte handler om uenighet i begrepene selv. Det bidrar også til sammenliknbarhet. For eksempel definisjonen på én meter, som er ikke bare en tilfeldig avstand, den er basert på avstanden fra ekvator til Nordpolen del på 10 00 000. problemet med dette<text:s/>var at det skjedde for flere 100 år siden. Da trodde man at gjorda var helt rund, noe den ikke er. Som resulterer i at avstanden vil variere, samt også meteren. Og nå er den gjort om til strekningen lys forplanter jeg i vakuum i løpet av 1/299.792.458 sekund<text:span text:style-name="T2">1</text:span>.<text:s/>Hvis dette<text:s/>er en<text:s/>god<text:s/>definisjon,<text:s/>noe den er,<text:s/>kan man enkelt sammenlikne resultatene fra forskjellige steder.</text:p>
      <text:p text:style-name="P3"/>
      <text:p text:style-name="Normal"><text:span text:style-name="T4">1:</text:span><text:span text:style-name="T5"><text:s/>Meter.<text:s/></text:span><text:span text:style-name="T6">(19. juli 2019 kl. 03:40.). I</text:span><text:span text:style-name="T7"> Wikipedia.<text:s/></text:span><text:bookmark-start text:name="_Hlt52403089"/><text:bookmark-start text:name="_Hlt52403090"/><text:bookmark-end text:name="_Hlt52403089"/><text:bookmark-end text:name="_Hlt52403090"/><text:a xlink:href="https://nn.wikipedia.org/wiki/Meter" office:target-frame-name="_top" xlink:show="replace"><text:span text:style-name="T8">https://nn.wikipedia.org/wiki/Meter</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foravsnitt" style:display-name="Standardskrift for avsnitt" style:family="text"/>
    <style:style style:name="Hyperkobling" style:display-name="Hyperkobling" style:family="text" style:parent-style-name="Standardskriftforavsnitt">
      <style:text-properties fo:color="#0563C1" style:text-underline-type="single" style:text-underline-style="solid" style:text-underline-width="auto" style:text-underline-mode="continuous" style:text-underline-color="font-color"/>
    </style:style>
    <style:style style:name="Uløstomtale" style:display-name="Uløst omtale" style:family="text" style:parent-style-name="Standardskriftforavsnitt">
      <style:text-properties fo:color="#605E5C" fo:background-color="#E1DFDD"/>
    </style:style>
    <style:style style:name="Fulgthyperkobling" style:display-name="Fulgt hyperkobling" style:family="text" style:parent-style-name="Standardskriftforavsnitt">
      <style:text-properties fo:color="#954F72" style:text-underline-type="single" style:text-underline-style="solid" style:text-underline-width="auto" style:text-underline-mode="continuous" style:text-underline-color="font-color"/>
    </style:style>
    <style:style style:name="Utheving" style:display-name="Utheving" style:family="text" style:parent-style-name="Standardskriftforavsnit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is Hembre</meta:initial-creator>
    <dc:creator>Mattis Hembre</dc:creator>
    <meta:creation-date>2020-09-30T18:41:00Z</meta:creation-date>
    <dc:date>2020-10-01T07:29:00Z</dc:date>
    <meta:template xlink:href="Normal" xlink:type="simple"/>
    <meta:editing-cycles>8</meta:editing-cycles>
    <meta:editing-duration>PT12180S</meta:editing-duration>
    <meta:document-statistic meta:page-count="1" meta:paragraph-count="4" meta:word-count="394" meta:character-count="2484" meta:row-count="17" meta:non-whitespace-character-count="2094"/>
  </office:meta>
</office:document-meta>
</file>